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/>
      <style:text-properties fo:language="ru" fo:country="RU" officeooo:rsid="001b3cf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3d50c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23d50c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3d50c"/>
    </style:style>
    <style:style style:name="P1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officeooo:paragraph-rsid="00240ce2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20b884" officeooo:paragraph-rsid="0020b884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21fae1" officeooo:paragraph-rsid="0021fae1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23d50c" officeooo:paragraph-rsid="0023d50c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rsid="0023d50c" officeooo:paragraph-rsid="0023d50c" style:font-weight-asian="bold" style:font-weight-complex="bold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font-weight="bold" officeooo:paragraph-rsid="00240ce2" style:font-weight-asian="bold" style:font-weight-complex="bold"/>
    </style:style>
    <style:style style:name="P22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font-weight="bold" officeooo:rsid="00240ce2" officeooo:paragraph-rsid="00240ce2" style:font-weight-asian="bold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fo:language="en" fo:country="US" officeooo:rsid="0023d50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d50c" style:font-weight-asian="bold" style:font-weight-complex="bold"/>
    </style:style>
    <style:style style:name="T7" style:family="text">
      <style:text-properties fo:font-weight="bold" officeooo:rsid="00240ce2" style:font-weight-asian="bold" style:font-weight-complex="bold"/>
    </style:style>
    <style:style style:name="T8" style:family="text">
      <style:text-properties officeooo:rsid="0023d50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0ce2" style:font-weight-asian="normal" style:font-weight-complex="normal"/>
    </style:style>
    <style:style style:name="T11" style:family="text">
      <style:text-properties officeooo:rsid="00240c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Пояснительная записка к проекту “shooter”</text:h>
      <text:h text:style-name="P1" text:outline-level="3">1. Введение</text:h>
      <text:p text:style-name="P3">Данная пояснительная записка описывает процесс разработки 2D игры “shooter” с использованием библиотеки PyGame, а также других необходимых библиотек Python. Целью проекта являлось создание полноценной игры, включающей в себя несколько экранов (меню, игра, настройки и т.д.), движение игрока, стрельбу, появление врагов, сбор очков, отображение жизней и опыта.</text:p>
      <text:h text:style-name="P1" text:outline-level="3">2. Обзор выполненных работ</text:h>
      <text:p text:style-name="P3">В рамках проекта были реализованы следующие ключевые элементы:</text:p>
      <text:h text:style-name="P2" text:outline-level="4">2.1. Структура проекта</text:h>
      <text:p text:style-name="P3">Проект структурирован на несколько модулей для обеспечения лучшей организации и читаемости кода:</text:p>
      <text:list text:style-name="L1">
        <text:list-item>
          <text:p text:style-name="P17"><text:s/><text:span text:style-name="T5">assets: </text:span><text:span text:style-name="T4">все ассеты</text:span></text:p>
        </text:list-item>
        <text:list-item>
          <text:p text:style-name="P17"><text:span text:style-name="T4"><text:s/></text:span><text:span text:style-name="T5">GameOverScreen</text:span><text:span text:style-name="T4">: экран проигрыша</text:span></text:p>
        </text:list-item>
        <text:list-item>
          <text:p text:style-name="P17"><text:span text:style-name="T4"><text:s/></text:span><text:span text:style-name="T5">GameOverWinScreen: </text:span><text:span text:style-name="T4">экран победы</text:span></text:p>
        </text:list-item>
        <text:list-item>
          <text:p text:style-name="P17"><text:span text:style-name="T4"><text:s/></text:span><text:span text:style-name="T5">GameScreen: </text:span><text:span text:style-name="T4">экран самой игры</text:span></text:p>
        </text:list-item>
        <text:list-item>
          <text:p text:style-name="P17"><text:span text:style-name="T5">Updater: </text:span><text:span text:style-name="T4">обновляет информацию на экранах</text:span></text:p>
        </text:list-item>
        <text:list-item>
          <text:p text:style-name="P17"><text:span text:style-name="T5">GameScreenCharacter: </text:span><text:span text:style-name="T4">экран для персонажа(готовится)</text:span></text:p>
        </text:list-item>
        <text:list-item>
          <text:p text:style-name="P17"><text:span text:style-name="T5">GunScreen:</text:span><text:span text:style-name="T4"> экран с выбором оружея</text:span></text:p>
        </text:list-item>
        <text:list-item>
          <text:p text:style-name="P18"><text:span text:style-name="T5">MainMenuScreen: </text:span><text:span text:style-name="T4">экран главного меню</text:span></text:p>
        </text:list-item>
        <text:list-item>
          <text:p text:style-name="P18"><text:span text:style-name="T5">SettingsScreen: </text:span><text:span text:style-name="T4">экран настроек</text:span></text:p>
        </text:list-item>
        <text:list-item>
          <text:p text:style-name="P18"><text:span text:style-name="T5">SceneHub: </text:span><text:span text:style-name="T4">хаб для всех сцен</text:span></text:p>
        </text:list-item>
        <text:list-item>
          <text:p text:style-name="P18"><text:span text:style-name="T5">Freeze: </text:span><text:span text:style-name="T4">способность персонажа</text:span></text:p>
        </text:list-item>
        <text:list-item>
          <text:p text:style-name="P18"><text:span text:style-name="T5">Bullet: </text:span><text:span text:style-name="T4">для пуль</text:span></text:p>
        </text:list-item>
        <text:list-item>
          <text:p text:style-name="P18"><text:span text:style-name="T5">Gun: </text:span><text:span text:style-name="T4">для оружея</text:span></text:p>
        </text:list-item>
        <text:list-item>
          <text:p text:style-name="P18"><text:span text:style-name="T5">Mob: </text:span><text:span text:style-name="T4">для врагов</text:span></text:p>
        </text:list-item>
        <text:list-item>
          <text:p text:style-name="P18"><text:span text:style-name="T5">Player: </text:span><text:span text:style-name="T4">для игрока</text:span></text:p>
        </text:list-item>
        <text:list-item>
          <text:p text:style-name="P18"><text:span text:style-name="T5">Wall: </text:span><text:span text:style-name="T4">для стен, и их процедурной генерации</text:span></text:p>
        </text:list-item>
        <text:list-item>
          <text:p text:style-name="P18"><text:span text:style-name="T5">Button: </text:span><text:span text:style-name="T4">функция для реализации кнопки</text:span></text:p>
        </text:list-item>
        <text:list-item>
          <text:p text:style-name="P18"><text:span text:style-name="T5">CheckButton: </text:span><text:span text:style-name="T4">функция для реализации переключателя</text:span></text:p>
        </text:list-item>
        <text:list-item>
          <text:p text:style-name="P18"><text:span text:style-name="T5">SpriteHub: </text:span><text:span text:style-name="T4">хаб для хранения всех спрайтов</text:span></text:p>
        </text:list-item>
        <text:list-item>
          <text:p text:style-name="P18"><text:span text:style-name="T5">Config: </text:span><text:span text:style-name="T4">конфигурация проекта(размер окна, название окна и тд)</text:span></text:p>
        </text:list-item>
        <text:list-item>
          <text:p text:style-name="P18"><text:span text:style-name="T5">DataBase: </text:span><text:span text:style-name="T4">база данных</text:span></text:p>
        </text:list-item>
        <text:list-item>
          <text:p text:style-name="P18"><text:span text:style-name="T5">main: </text:span><text:span text:style-name="T4">запускаемый файл</text:span></text:p>
        </text:list-item>
      </text:list>
      <text:h text:style-name="P2" text:outline-level="4">2.2. Реализация функциональных требований</text:h>
      <text:p text:style-name="P3">Были выполнены следующие функциональные требования:</text:p>
      <text:list text:style-name="L2">
        <text:list-item>
          <text:p text:style-name="P5"><text:span text:style-name="Strong_20_Emphasis">Игровое окно:</text:span></text:p>
          <text:list>
            <text:list-item>
              <text:p text:style-name="P5">Окно с разрешением 1080x720 пикселей и заголовком “I love cats!!!”.</text:p>
            </text:list-item>
          </text:list>
        </text:list-item>
        <text:list-item>
          <text:p text:style-name="P5"><text:span text:style-name="Strong_20_Emphasis">Сцены (экраны):</text:span></text:p>
          <text:list>
            <text:list-item>
              <text:p text:style-name="P5"><text:span text:style-name="Strong_20_Emphasis">Главное меню:</text:span></text:p>
              <text:list>
                <text:list-item>
                  <text:p text:style-name="P5"><text:soft-page-break/>Кнопки “Играть”, “Настройки”, “Персонаж”, “Оружие”, “Выход” с переходами на соответствующие экраны.</text:p>
                </text:list-item>
              </text:list>
            </text:list-item>
            <text:list-item>
              <text:p text:style-name="P5"><text:span text:style-name="Strong_20_Emphasis">Экран игры:</text:span></text:p>
              <text:list>
                <text:list-item>
                  <text:p text:style-name="P5">Управление персонажем с помощью клавиш стрелок или WASD.</text:p>
                </text:list-item>
                <text:list-item>
                  <text:p text:style-name="P5">Стрельба по клику мыши.</text:p>
                </text:list-item>
                <text:list-item>
                  <text:p text:style-name="P5">Появление разных типов врагов (красные и синие).</text:p>
                </text:list-item>
                <text:list-item>
                  <text:p text:style-name="P5">Отображение жизней и опыта персонажа.</text:p>
                </text:list-item>
                <text:list-item>
                  <text:p text:style-name="P5">Отображение полосы здоровья у врагов.</text:p>
                </text:list-item>
                <text:list-item>
                  <text:p text:style-name="P5">Рандомно генерируемые стены.</text:p>
                </text:list-item>
              </text:list>
            </text:list-item>
            <text:list-item>
              <text:p text:style-name="P5"><text:span text:style-name="Strong_20_Emphasis">Экран настроек:</text:span></text:p>
              <text:list>
                <text:list-item>
                  <text:p text:style-name="P5">Кнопка “Назад в меню”.</text:p>
                </text:list-item>
                <text:list-item>
                  <text:p text:style-name="P5">Реализация включения/выключения музыки с использованием чекбоксов.</text:p>
                </text:list-item>
              </text:list>
            </text:list-item>
            <text:list-item>
              <text:p text:style-name="P5"><text:span text:style-name="Strong_20_Emphasis">Экран выбора персонажа:</text:span></text:p>
              <text:list>
                <text:list-item>
                  <text:p text:style-name="P5">Кнопка “Назад в меню”.</text:p>
                </text:list-item>
              </text:list>
            </text:list-item>
            <text:list-item>
              <text:p text:style-name="P5"><text:span text:style-name="Strong_20_Emphasis">Экран выбора оружия:</text:span></text:p>
              <text:list>
                <text:list-item>
                  <text:p text:style-name="P5">Кнопка “Назад в меню”.</text:p>
                </text:list-item>
                <text:list-item>
                  <text:p text:style-name="P7">Выбор между пистолетом и <text:span text:style-name="T8">дробовиком.</text:span></text:p>
                </text:list-item>
                <text:list-item>
                  <text:p text:style-name="P7"><text:span text:style-name="T8">кнопка </text:span>назад.</text:p>
                </text:list-item>
              </text:list>
            </text:list-item>
            <text:list-item>
              <text:p text:style-name="P5"><text:span text:style-name="Strong_20_Emphasis">Экран проигрыша:</text:span></text:p>
              <text:list>
                <text:list-item>
                  <text:p text:style-name="P5">Кнопки “Играть сначала” и “В меню”.</text:p>
                </text:list-item>
              </text:list>
            </text:list-item>
            <text:list-item>
              <text:p text:style-name="P5"><text:span text:style-name="Strong_20_Emphasis">Экран победы:</text:span></text:p>
              <text:list>
                <text:list-item>
                  <text:p text:style-name="P5">Кнопки “Играть сначала” и “В меню”.</text:p>
                </text:list-item>
              </text:list>
            </text:list-item>
          </text:list>
        </text:list-item>
        <text:list-item>
          <text:p text:style-name="P5"><text:span text:style-name="Strong_20_Emphasis">Игровой процесс:</text:span></text:p>
          <text:list>
            <text:list-item>
              <text:p text:style-name="P5">Движение игрока по нажатию клавиш.</text:p>
            </text:list-item>
            <text:list-item>
              <text:p text:style-name="P5">Стрельба пулями в направлении курсора мыши.</text:p>
            </text:list-item>
            <text:list-item>
              <text:p text:style-name="P5">Разные типы оружия (пистолет, <text:span text:style-name="T8">дробовик</text:span>).</text:p>
            </text:list-item>
            <text:list-item>
              <text:p text:style-name="P5">Нанесение урона пулями врагам и врагами игроку при столкновении.</text:p>
            </text:list-item>
            <text:list-item>
              <text:p text:style-name="P5">Заморозка синих мобов.</text:p>
            </text:list-item>
            <text:list-item>
              <text:p text:style-name="P5">Сбор опыта за уничтожение врагов.</text:p>
            </text:list-item>
            <text:list-item>
              <text:p text:style-name="P5">Победа при достижении 150 секунд игрового времени.</text:p>
            </text:list-item>
            <text:list-item>
              <text:p text:style-name="P5">Поражение при 0 жизнях игрока.</text:p>
            </text:list-item>
          </text:list>
        </text:list-item>
        <text:list-item>
          <text:p text:style-name="P5"><text:span text:style-name="Strong_20_Emphasis">Прочее:</text:span></text:p>
          <text:list>
            <text:list-item>
              <text:p text:style-name="P5">Фоновая музыка.</text:p>
            </text:list-item>
            <text:list-item>
              <text:p text:style-name="P5">Разные картинки для персонажа в зависимости от направления движения.</text:p>
            </text:list-item>
            <text:list-item>
              <text:p text:style-name="P5"><text:span text:style-name="T8">Процедурная</text:span> генерация стен и <text:span text:style-name="T8">рандомная генерация </text:span>врагов.</text:p>
            </text:list-item>
            <text:list-item>
              <text:p text:style-name="P5">Обработка столкновений (с врагами, стенами).</text:p>
            </text:list-item>
            <text:list-item>
              <text:p text:style-name="P6">Удаление объектов, выходящих за пределы экрана.</text:p>
            </text:list-item>
          </text:list>
        </text:list-item>
      </text:list>
      <text:h text:style-name="P2" text:outline-level="4">2.3. Технические аспекты</text:h>
      <text:list text:style-name="L3">
        <text:list-item>
          <text:p text:style-name="P8"><text:span text:style-name="Strong_20_Emphasis">Язык программирования:</text:span> Python 3</text:p>
        </text:list-item>
        <text:list-item>
          <text:p text:style-name="P8"><text:span text:style-name="Strong_20_Emphasis">Используемые библиотеки:</text:span></text:p>
          <text:list>
            <text:list-item>
              <text:p text:style-name="P8">PyGame (графика, события).</text:p>
            </text:list-item>
            <text:list-item>
              <text:p text:style-name="P8">os (работа с файловой системой).</text:p>
            </text:list-item>
            <text:list-item>
              <text:p text:style-name="P8">datetime (отсчет времени).</text:p>
            </text:list-item>
            <text:list-item>
              <text:p text:style-name="P8">random (рандомные величины).</text:p>
            </text:list-item>
            <text:list-item>
              <text:p text:style-name="P8"><text:soft-page-break/>math (тригонометрия, угол между объектами).</text:p>
            </text:list-item>
            <text:list-item>
              <text:p text:style-name="P8">configparser (чтение и запись ini файлов).</text:p>
            </text:list-item>
          </text:list>
        </text:list-item>
        <text:list-item>
          <text:p text:style-name="P8"><text:span text:style-name="Strong_20_Emphasis">Структура кода:</text:span></text:p>
          <text:list>
            <text:list-item>
              <text:p text:style-name="P8">Разделение на модули (спрайты, сцены, хаб).</text:p>
            </text:list-item>
            <text:list-item>
              <text:p text:style-name="P8">Использование классов для объектов.</text:p>
            </text:list-item>
            <text:list-item>
              <text:p text:style-name="P8">Адекватные названия переменных и функций.</text:p>
            </text:list-item>
            <text:list-item>
              <text:p text:style-name="P8">Комментарии в коде.</text:p>
            </text:list-item>
          </text:list>
        </text:list-item>
        <text:list-item>
          <text:p text:style-name="P8"><text:span text:style-name="Strong_20_Emphasis">Работа с ресурсами:</text:span></text:p>
          <text:list>
            <text:list-item>
              <text:p text:style-name="P8">Изображения хранятся в папке <text:span text:style-name="Source_20_Text"><text:span text:style-name="T1">img/</text:span></text:span>.</text:p>
            </text:list-item>
            <text:list-item>
              <text:p text:style-name="P8">Музыка хранится в папке <text:span text:style-name="Source_20_Text"><text:span text:style-name="T1">music/</text:span></text:span>.</text:p>
            </text:list-item>
          </text:list>
        </text:list-item>
        <text:list-item>
          <text:p text:style-name="P8"><text:span text:style-name="Strong_20_Emphasis">База данных:</text:span></text:p>
          <text:list>
            <text:list-item>
              <text:p text:style-name="P9">Хранение времени в формате .txt</text:p>
            </text:list-item>
          </text:list>
        </text:list-item>
      </text:list>
      <text:h text:style-name="P1" text:outline-level="3">3. Реализация механики игры</text:h>
      <text:list text:style-name="L4">
        <text:list-item>
          <text:p text:style-name="P10"><text:span text:style-name="Strong_20_Emphasis">Таймеры:</text:span> Использование таймеров для управления временем игры, частотой появления врагов и других игровых событий.</text:p>
        </text:list-item>
        <text:list-item>
          <text:p text:style-name="P10"><text:span text:style-name="Strong_20_Emphasis">Обработка столкновений:</text:span> Использование коллизий между объектами, включая столкновения игрока с врагами и стенами, пули с врагами <text:span text:style-name="T8">и тд</text:span>.</text:p>
        </text:list-item>
        <text:list-item>
          <text:p text:style-name="P10"><text:span text:style-name="Strong_20_Emphasis">Заморозка:</text:span> Заморозка синих врагов с помощью <text:span text:style-name="T8">клавиши «</text:span><text:span text:style-name="T2">E</text:span><text:span text:style-name="T8">»</text:span>.</text:p>
        </text:list-item>
        <text:list-item>
          <text:p text:style-name="P20">Замороска: <text:span text:style-name="T9">Заморозка красных врагов с помощью клавиши «</text:span><text:span text:style-name="T3">Q</text:span><text:span text:style-name="T9">».</text:span></text:p>
        </text:list-item>
        <text:list-item>
          <text:p text:style-name="P10"><text:span text:style-name="Strong_20_Emphasis">Урон:</text:span> Нанесение урона врагам при попадании пули. <text:span text:style-name="T8">Нанесение урона и игроку при столкновении врага с ним</text:span></text:p>
        </text:list-item>
        <text:list-item>
          <text:p text:style-name="P11"><text:span text:style-name="Strong_20_Emphasis">Интерфейс:</text:span> Отображение жизней/опыта игрока</text:p>
        </text:list-item>
        <text:list-item>
          <text:p text:style-name="P11"><text:span text:style-name="T6">Генерация</text:span><text:span text:style-name="T8">: Процедурная генерация стен</text:span>.</text:p>
        </text:list-item>
      </text:list>
      <text:h text:style-name="P1" text:outline-level="3">4. Проблемы и решения</text:h>
      <text:list text:style-name="L5">
        <text:list-item>
          <text:p text:style-name="P12"><text:span text:style-name="Strong_20_Emphasis">Проблема:</text:span> Сложности с реализацией заморозки мобов.</text:p>
          <text:list>
            <text:list-item>
              <text:p text:style-name="P14"><text:span text:style-name="Strong_20_Emphasis">Решение:</text:span> Разработан механизм, который отслеживает тип моба и позволяет <text:span text:style-name="T8">остановить его</text:span>.</text:p>
            </text:list-item>
          </text:list>
        </text:list-item>
        <text:list-item>
          <text:p text:style-name="P12"><text:span text:style-name="Strong_20_Emphasis">Проблема:</text:span> Разработка интерфейса экрана <text:span text:style-name="T8">оружея</text:span>.</text:p>
          <text:list>
            <text:list-item>
              <text:p text:style-name="P13"><text:span text:style-name="Strong_20_Emphasis">Решение:</text:span> Использованы чекбоксы для управления <text:span text:style-name="T8">оружием</text:span>, а также сделаны кнопки.</text:p>
            </text:list-item>
          </text:list>
        </text:list-item>
        <text:list-item>
          <text:p text:style-name="P21"><text:span text:style-name="T11">Проблема:</text:span><text:span text:style-name="T10"> сложность вычисление полёта пуль</text:span></text:p>
          <text:list>
            <text:list-item>
              <text:p text:style-name="P22">Решение: <text:span text:style-name="T9">Использование других математических функций</text:span></text:p>
            </text:list-item>
          </text:list>
        </text:list-item>
        <text:list-item>
          <text:p text:style-name="P22">Проблема: <text:span text:style-name="T9">генерация стен слишком скучная и неудобная.</text:span></text:p>
          <text:list>
            <text:list-item>
              <text:p text:style-name="P15"><text:span text:style-name="T7">Решение: </text:span><text:span text:style-name="T10">переход с рандомной на процедурную генерацию</text:span></text:p>
            </text:list-item>
          </text:list>
        </text:list-item>
      </text:list>
      <text:h text:style-name="P1" text:outline-level="3">5. Дальнейшие планы</text:h>
      <text:list text:style-name="L6">
        <text:list-item>
          <text:p text:style-name="P16">Добавить больше типов оружия.</text:p>
        </text:list-item>
        <text:list-item>
          <text:p text:style-name="P16">Расширить ассортимент врагов.</text:p>
        </text:list-item>
        <text:list-item>
          <text:p text:style-name="P16">Улучшить пользовательский интерфейс.</text:p>
        </text:list-item>
        <text:list-item>
          <text:p text:style-name="P19">Исправ<text:span text:style-name="T11">ить</text:span> Баг<text:span text:style-name="T11">и</text:span></text:p>
        </text:list-item>
        <text:list-item>
          <text:p text:style-name="P19"><text:soft-page-break/>Измен<text:span text:style-name="T11">ить</text:span> поведени<text:span text:style-name="T11">е</text:span> врагов</text:p>
        </text:list-item>
        <text:list-item>
          <text:p text:style-name="P19">Улучш<text:span text:style-name="T11">ить</text:span> графи<text:span text:style-name="T11">ку</text:span></text:p>
        </text:list-item>
        <text:list-item>
          <text:p text:style-name="P19">Звуки</text:p>
        </text:list-item>
      </text:list>
      <text:h text:style-name="P1" text:outline-level="3">6. Вывод</text:h>
      <text:p text:style-name="P3">Проект “shooter” представляет собой функциональную 2D игру, отвечающую заданным требованиям. Была проведена работа по созданию различных игровых сцен, механик и интерфейсов. Несмотря на имеющиеся недоработки, которые будут устранены в будущем, в рамках данного проекта была получена игра, демонстрирующая применение ключевых концепций PyGa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7:42:40.447000000</meta:creation-date>
    <dc:date>2025-02-04T06:58:28.703000000</dc:date>
    <meta:editing-duration>PT2H58M16S</meta:editing-duration>
    <meta:editing-cycles>6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117" meta:word-count="744" meta:character-count="4988" meta:non-whitespace-character-count="4459"/>
  </office:meta>
</office:document-meta>
</file>